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ff00"/>
      <style:paragraph-properties fo:text-align="center"/>
      <style:text-properties fo:font-size="22pt" style:text-underline-style="none" fo:font-weight="bold"/>
    </style:style>
    <style:style style:name="P3" style:family="paragraph">
      <style:paragraph-properties fo:text-align="center"/>
      <style:text-properties fo:font-size="22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2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2pt" fo:font-weight="bold"/>
    </style:style>
    <style:style style:name="T1" style:family="text">
      <style:text-properties fo:font-size="22pt" style:text-underline-style="none" fo:font-weight="bold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1.254cm" svg:y="8.38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397cm" svg:height="1.397cm" svg:x="10.779cm" svg:y="4.68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397cm" svg:height="1.397cm" svg:x="5.953cm" svg:y="8.3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397cm" svg:height="1.397cm" svg:x="9.447cm" svg:y="8.38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397cm" svg:height="1.397cm" svg:x="13.037cm" svg:y="8.382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397cm" svg:height="1.397cm" svg:x="16.436cm" svg:y="8.382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651cm" svg:y1="9.081cm" svg:x2="5.953cm" svg:y2="9.081cm" draw:start-shape="id1" draw:start-glue-point="10" draw:end-shape="id2" draw:end-glue-point="6" svg:d="M2651 9081h3302" svg:viewBox="0 0 3303 1">
          <text:p text:style-name="P1"><text:span text:style-name="T2">L</text:span></text:p>
          <text:p text:style-name="P1"><text:span text:style-name="T2"/></text:p>
        </draw:connector>
        <draw:connector draw:style-name="gr4" draw:text-style-name="P5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<text:p text:style-name="P1"><text:span text:style-name="T2">+</text:span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<text:p text:style-name="P1"><text:span text:style-name="T2"/></text:p>
          <text:p text:style-name="P1"><text:span text:style-name="T2"/></text:p>
          <text:p text:style-name="P1"><text:span text:style-name="T2">-</text:span></text:p>
        </draw:connector>
        <draw:custom-shape draw:style-name="gr2" draw:text-style-name="P3" xml:id="id3" draw:id="id3" draw:layer="layout" svg:width="1.397cm" svg:height="1.397cm" svg:x="7.985cm" svg:y="12.176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397cm" svg:height="1.397cm" svg:x="11.527cm" svg:y="12.17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397cm" svg:height="1.397cm" svg:x="15.069cm" svg:y="12.176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382cm" svg:y1="12.875cm" svg:x2="11.527cm" svg:y2="12.875cm" draw:start-shape="id3" draw:start-glue-point="10" draw:end-shape="id4" draw:end-glue-point="6" svg:d="M9382 12875h2145" svg:viewBox="0 0 2146 1">
          <text:p text:style-name="P1"><text:span text:style-name="T2"/></text:p>
          <text:p text:style-name="P1"><text:span text:style-name="T2">.</text:span></text:p>
        </draw:connector>
        <draw:connector draw:style-name="gr4" draw:text-style-name="P5" draw:layer="layout" draw:type="curve" svg:x1="12.924cm" svg:y1="12.875cm" svg:x2="15.069cm" svg:y2="12.875cm" draw:start-shape="id4" draw:start-glue-point="10" draw:end-shape="id5" draw:end-glue-point="6" svg:d="M12924 12875h2145" svg:viewBox="0 0 2146 1"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16.466cm" svg:y1="12.875cm" svg:x2="17.135cm" svg:y2="9.779cm" draw:start-shape="id5" draw:start-glue-point="10" draw:end-shape="id6" draw:end-glue-point="8" svg:d="M16466 12875c446 0 669-1032 669-3096" svg:viewBox="0 0 670 3097">
          <text:p text:style-name="P1"><text:span text:style-name="T2"><text:s text:c="7"/></text:span><text:span text:style-name="T2">L</text:span></text:p>
        </draw:connector>
        <draw:connector draw:style-name="gr4" draw:text-style-name="P5" draw:layer="layout" draw:type="curve" svg:x1="12.176cm" svg:y1="5.382cm" svg:x2="17.135cm" svg:y2="8.382cm" draw:start-shape="id7" draw:start-glue-point="10" draw:end-shape="id6" draw:end-glue-point="4" svg:d="M12176 5382c3306 0 4959 1000 4959 3000" svg:viewBox="0 0 4960 3001">
          <text:p text:style-name="P1"><text:span text:style-name="T2"/></text:p>
          <text:p text:style-name="P1"><text:span text:style-name="T2">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7.35cm" svg:y1="9.081cm" svg:x2="9.447cm" svg:y2="9.081cm" draw:start-shape="id2" draw:start-glue-point="10" draw:end-shape="id8" draw:end-glue-point="6" svg:d="M7350 9081h2097" svg:viewBox="0 0 2098 1">
          <text:p text:style-name="P1"><text:span text:style-name="T2">d</text:span></text:p>
          <text:p text:style-name="P1"><text:span text:style-name="T2"/></text:p>
        </draw:connector>
        <draw:connector draw:style-name="gr5" draw:text-style-name="P5" draw:layer="layout" draw:type="curve" svg:x1="10.844cm" svg:y1="9.081cm" svg:x2="13.037cm" svg:y2="9.081cm" draw:start-shape="id8" draw:start-glue-point="10" draw:end-shape="id9" draw:end-glue-point="6" svg:d="M10844 9081h2193" svg:viewBox="0 0 2194 1">
          <text:p/>
        </draw:connector>
        <draw:connector draw:style-name="gr5" draw:text-style-name="P5" draw:layer="layout" draw:type="curve" svg:x1="14.434cm" svg:y1="9.081cm" svg:x2="16.436cm" svg:y2="9.081cm" draw:start-shape="id9" draw:start-glue-point="10" draw:end-shape="id6" draw:end-glue-point="6" svg:d="M14434 9081h2002" svg:viewBox="0 0 2003 1">
          <text:p/>
        </draw:connector>
        <draw:connector draw:style-name="gr4" draw:text-style-name="P5" draw:layer="layout" draw:type="curve" svg:x1="6.652cm" svg:y1="9.779cm" svg:x2="7.985cm" svg:y2="12.875cm" draw:start-shape="id2" draw:start-glue-point="8" draw:end-shape="id3" draw:end-glue-point="6" svg:d="M6652 9779c0 2064 444 3096 1333 3096" svg:viewBox="0 0 1334 3097">
          <text:p text:style-name="P1"><text:span text:style-name="T2">L <text:s text:c="10"/></text:span></text:p>
        </draw:connector>
        <draw:connector draw:style-name="gr4" draw:text-style-name="P5" draw:layer="layout" draw:type="curve" svg:x1="6.652cm" svg:y1="8.382cm" svg:x2="10.779cm" svg:y2="5.382cm" draw:start-shape="id2" draw:start-glue-point="4" draw:end-shape="id7" draw:end-glue-point="6" svg:d="M6652 8382c0-2000 1375-3000 4127-3000" svg:viewBox="0 0 4128 3001">
          <text:p text:style-name="P1"><text:span text:style-name="T2">d <text:s text:c="23"/></text:span></text:p>
        </draw:connector>
        <draw:connector draw:style-name="gr4" draw:text-style-name="P5" draw:layer="layout" draw:type="curve" svg:x1="9.447cm" svg:y1="9.081cm" svg:x2="10.64cm" svg:y2="8.586cm" draw:start-shape="id8" draw:start-glue-point="6" draw:end-shape="id8" draw:end-glue-point="11" svg:d="M9447 9081c-753 0-627-601-141-989s1334-565 1334 494" svg:viewBox="0 0 1729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0.983cm" svg:y1="4.887cm" svg:x2="12.176cm" svg:y2="5.382cm" draw:start-shape="id7" draw:start-glue-point="5" draw:end-shape="id7" draw:end-glue-point="10" svg:d="M10983 4887c0-1059 847-882 1333-494s611 989-140 989" svg:viewBox="0 0 1728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4" draw:text-style-name="P5" draw:layer="layout" draw:type="curve" svg:x1="15.069cm" svg:y1="12.875cm" svg:x2="16.262cm" svg:y2="13.369cm" draw:start-shape="id5" draw:start-glue-point="6" draw:end-shape="id5" draw:end-glue-point="9" svg:d="M15069 12875c-753 0-627 600-141 988s1334 563 1334-494" svg:viewBox="0 0 1729 1290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7.985cm" svg:y1="12.875cm" svg:x2="9.178cm" svg:y2="13.369cm" draw:start-shape="id3" draw:start-glue-point="6" draw:end-shape="id3" draw:end-glue-point="9" svg:d="M7985 12875c-753 0-627 600-141 988s1334 563 1334-494" svg:viewBox="0 0 1729 1290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d</text:span></text:p>
        </draw:connector>
        <draw:connector draw:style-name="gr4" draw:text-style-name="P5" draw:layer="layout" draw:type="curve" svg:x1="13.037cm" svg:y1="9.081cm" svg:x2="14.23cm" svg:y2="8.586cm" draw:start-shape="id9" draw:start-glue-point="6" draw:end-shape="id9" draw:end-glue-point="11" svg:d="M13037 9081c-753 0-627-601-141-989s1334-565 1334 494" svg:viewBox="0 0 1729 1292">
          <text:p text:style-name="P1"><text:span text:style-name="T2">d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0T17:00:52.726196923</dc:date>
    <meta:editing-duration>PT3M44S</meta:editing-duration>
    <meta:editing-cycles>2</meta:editing-cycles>
    <meta:document-statistic meta:object-count="26"/>
  </office:meta>
</office:document-meta>
</file>